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ce style:name="Times New Roman2" svg:font-family="'Times New Roman'"/>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autospace="none"/>
      <style:text-properties style:use-window-font-color="true" style:font-name="Times New Roman1" fo:font-size="12pt" fo:language="en" fo:country="US" style:font-name-asian="Times New Roman1" style:font-size-asian="12pt" style:font-name-complex="Times New Roman1" style:font-size-complex="12pt"/>
    </style:style>
    <style:style style:name="P2" style:family="paragraph" style:parent-style-name="Standard">
      <style:paragraph-properties fo:line-height="150%" style:text-autospace="none"/>
    </style:style>
    <style:style style:name="P3" style:family="paragraph" style:parent-style-name="Standard">
      <style:paragraph-properties fo:line-height="150%" fo:text-align="start" style:justify-single-word="false" style:text-autospace="none"/>
      <style:text-properties fo:color="#000000" style:font-name="Times New Roman" fo:font-size="12pt" fo:language="en" fo:country="US" fo:font-style="normal" style:text-underline-style="none" fo:font-weight="normal" fo:background-color="transparent" style:font-name-asian="Times New Roman2" style:font-size-asian="12pt" style:font-style-asian="normal" style:font-weight-asian="normal" style:font-name-complex="Times New Roman2" style:font-size-complex="12pt" style:font-style-complex="normal" style:font-weight-complex="normal"/>
    </style:style>
    <style:style style:name="P4" style:family="paragraph" style:parent-style-name="Standard">
      <style:paragraph-properties fo:line-height="150%" fo:text-align="justify" style:justify-single-word="false" style:text-autospace="none"/>
      <style:text-properties fo:color="#000000" style:font-name="Times New Roman1" fo:font-size="12pt" fo:language="en" fo:country="US" style:font-name-asian="Times New Roman1" style:font-size-asian="12pt" style:font-name-complex="Times New Roman1" style:font-size-complex="12pt"/>
    </style:style>
    <style:style style:name="P5" style:family="paragraph" style:parent-style-name="Standard">
      <style:paragraph-properties fo:line-height="150%" style:text-autospace="none"/>
      <style:text-properties fo:color="#000000" style:font-name="Times New Roman1" fo:font-size="12pt" fo:language="en" fo:country="US" style:font-name-asian="Times New Roman1" style:font-size-asian="12pt" style:font-name-complex="Times New Roman1" style:font-size-complex="12pt"/>
    </style:style>
    <style:style style:name="P6" style:family="paragraph" style:parent-style-name="Standard">
      <style:paragraph-properties fo:line-height="150%" style:text-autospace="none"/>
      <style:text-properties fo:color="#000000" style:font-name="Times New Roman1" fo:font-size="12pt" fo:language="en" fo:country="US" fo:font-weight="bold" style:font-name-asian="Times New Roman1" style:font-size-asian="12pt" style:font-weight-asian="bold" style:font-name-complex="Times New Roman1" style:font-size-complex="12pt" style:font-weight-complex="bold"/>
    </style:style>
    <style:style style:name="P7" style:family="paragraph" style:parent-style-name="Standard">
      <style:paragraph-properties fo:line-height="150%" style:text-autospace="none"/>
      <style:text-properties fo:color="#000000" style:font-name="Times New Roman1" fo:font-size="12pt" fo:language="en" fo:country="US" fo:font-weight="normal"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margin-top="0in" fo:margin-bottom="0.0835in" loext:contextual-spacing="false" fo:line-height="150%" style:text-autospace="none"/>
      <style:text-properties style:use-window-font-color="true" style:font-name="Times New Roman1" fo:font-size="12pt" fo:language="en" fo:country="US" fo:font-weight="normal"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margin-top="0in" fo:margin-bottom="0.0835in" loext:contextual-spacing="false" fo:line-height="100%" fo:text-align="start" style:justify-single-word="false"/>
      <style:text-properties style:use-window-font-color="true" style:font-name="Times New Roman" fo:font-size="12pt" fo:language="en" fo:country="US" fo:font-style="normal" fo:font-weight="normal" fo:background-color="transparent" style:font-name-asian="Times New Roman1" style:font-size-asian="12pt" style:font-style-asian="normal" style:font-name-complex="Times New Roman1" style:font-size-complex="12pt" style:font-style-complex="normal"/>
    </style:style>
    <style:style style:name="P10" style:family="paragraph" style:parent-style-name="Standard">
      <style:paragraph-properties fo:margin-top="0in" fo:margin-bottom="0.0835in" loext:contextual-spacing="false" fo:line-height="150%" style:text-autospace="none"/>
      <style:text-properties fo:color="#000000" style:font-name="Times New Roman1" fo:font-size="12pt" fo:language="en" fo:country="US" fo:font-weight="bold"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margin-top="0in" fo:margin-bottom="0.0835in" loext:contextual-spacing="false" fo:line-height="150%" style:text-autospace="none"/>
      <style:text-properties fo:color="#000000" style:font-name="Times New Roman1" fo:font-size="12pt" fo:language="en" fo:country="US" fo:font-weight="normal" style:font-name-asian="Times New Roman1" style:font-size-asian="12pt" style:font-weight-asian="normal" style:font-name-complex="Times New Roman1" style:font-size-complex="12pt" style:font-weight-complex="normal"/>
    </style:style>
    <style:style style:name="P12" style:family="paragraph" style:parent-style-name="Standard">
      <style:paragraph-properties fo:margin-top="0in" fo:margin-bottom="0.0835in" loext:contextual-spacing="false" fo:line-height="150%" style:text-autospace="none"/>
    </style:style>
    <style:style style:name="P13" style:family="paragraph" style:parent-style-name="Standard">
      <style:paragraph-properties fo:margin-top="0in" fo:margin-bottom="0.0835in" loext:contextual-spacing="false" fo:line-height="150%" style:text-autospace="none"/>
      <style:text-properties style:font-name="Times New Roman" fo:font-size="12pt" fo:language="en" fo:country="US" fo:font-style="normal" style:font-name-asian="Times New Roman1" style:font-size-asian="12pt" style:font-style-asian="normal" style:font-name-complex="Times New Roman1" style:font-size-complex="12pt" style:font-style-complex="normal"/>
    </style:style>
    <style:style style:name="P14" style:family="paragraph" style:parent-style-name="Standard">
      <style:paragraph-properties fo:margin-left="0in" fo:margin-right="0in" fo:margin-top="0in" fo:margin-bottom="0.0835in" loext:contextual-spacing="false" fo:line-height="150%" fo:text-align="justify" style:justify-single-word="false" fo:text-indent="0.25in" style:auto-text-indent="false" style:text-autospace="none"/>
      <style:text-properties style:use-window-font-color="true" style:font-name="Times New Roman1" fo:font-size="12pt" fo:language="en" fo:country="US" fo:font-weight="normal"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text-align="center" style:justify-single-word="false"/>
      <style:text-properties fo:color="#000000" style:font-name="Times New Roman" fo:font-size="12pt" fo:language="en" fo:country="US" style:font-size-asian="12pt" style:font-size-complex="12pt"/>
    </style:style>
    <style:style style:name="P16" style:family="paragraph" style:parent-style-name="Standard">
      <style:paragraph-properties fo:line-height="150%" fo:text-align="start" style:justify-single-word="false"/>
      <style:text-properties fo:color="#000000" style:font-name="Times New Roman" fo:font-size="12pt" fo:language="en" fo:country="US" fo:font-weight="bold" fo:background-color="transparent" style:font-name-asian="Times New Roman2" style:font-size-asian="12pt" style:font-name-complex="Times New Roman2" style:font-size-complex="12pt"/>
    </style:style>
    <style:style style:name="P17" style:family="paragraph" style:parent-style-name="Standard">
      <style:paragraph-properties fo:line-height="150%" fo:text-align="start" style:justify-single-word="false"/>
      <style:text-properties fo:color="#000000" style:font-name="Times New Roman" fo:font-size="12pt" fo:language="en" fo:country="US" fo:font-style="normal" style:text-underline-style="none" fo:font-weight="bold" fo:background-color="transparent" style:font-name-asian="Times New Roman2" style:font-size-asian="12pt" style:font-style-asian="normal" style:font-name-complex="Times New Roman2" style:font-size-complex="12pt" style:font-style-complex="normal"/>
    </style:style>
    <style:style style:name="P18" style:family="paragraph" style:parent-style-name="Standard">
      <style:paragraph-properties fo:line-height="150%" fo:text-align="start" style:justify-single-word="false"/>
      <style:text-properties fo:color="#000000" style:font-name="Times New Roman" fo:font-size="12pt" fo:language="en" fo:country="US" fo:font-style="normal" style:text-underline-style="none" fo:font-weight="normal" fo:background-color="transparent" style:font-name-asian="Calibri" style:font-size-asian="12pt" style:font-style-asian="normal" style:font-name-complex="Calibri" style:font-size-complex="12pt" style:font-style-complex="normal"/>
    </style:style>
    <style:style style:name="P19" style:family="paragraph" style:parent-style-name="Standard">
      <style:paragraph-properties fo:line-height="100%" fo:text-align="center" style:justify-single-word="false"/>
      <style:text-properties fo:color="#000000" style:font-name="Times New Roman" fo:font-size="16pt" fo:language="en" fo:country="US" style:font-size-asian="16pt" style:font-size-complex="16pt"/>
    </style:style>
    <style:style style:name="P20" style:family="paragraph" style:parent-style-name="Standard">
      <style:paragraph-properties fo:line-height="150%" fo:text-align="start" style:justify-single-word="false"/>
      <style:text-properties fo:language="en" fo:country="US"/>
    </style:style>
    <style:style style:name="P21" style:family="paragraph" style:parent-style-name="Standard">
      <style:paragraph-properties fo:line-height="150%" style:text-autospace="none"/>
      <style:text-properties fo:language="en" fo:country="US"/>
    </style:style>
    <style:style style:name="P22" style:family="paragraph" style:parent-style-name="Standard">
      <style:paragraph-properties fo:line-height="150%" style:text-autospace="none"/>
      <style:text-properties style:font-name="Times New Roman" fo:font-size="12pt" fo:language="en" fo:country="US" fo:font-style="normal" style:font-size-asian="12pt" style:font-style-asian="normal" style:font-size-complex="12pt" style:font-style-complex="normal"/>
    </style:style>
    <style:style style:name="P23" style:family="paragraph" style:parent-style-name="Standard" style:list-style-name="RTF_5f_Num_20_2">
      <style:paragraph-properties fo:margin-left="0.4909in" fo:margin-right="0in" fo:margin-top="0in" fo:margin-bottom="0.0835in" loext:contextual-spacing="false" fo:line-height="150%" fo:text-indent="-0.25in" style:auto-text-indent="false" style:text-autospace="none">
        <style:tab-stops>
          <style:tab-stop style:position="0in"/>
        </style:tab-stops>
      </style:paragraph-properties>
      <style:text-properties fo:color="#000000" style:font-name="Times New Roman1" fo:font-size="12pt" fo:language="en" fo:country="US" fo:font-weight="normal" style:font-name-asian="Times New Roman1" style:font-size-asian="12pt" style:font-weight-asian="normal" style:font-name-complex="Times New Roman1" style:font-size-complex="12pt" style:font-weight-complex="normal"/>
    </style:style>
    <style:style style:name="P24" style:family="paragraph" style:parent-style-name="Standard" style:list-style-name="RTF_5f_Num_20_2">
      <style:paragraph-properties fo:margin-left="0.4909in" fo:margin-right="0in" fo:margin-top="0in" fo:margin-bottom="0.0835in" loext:contextual-spacing="false" fo:line-height="150%" fo:text-align="justify" style:justify-single-word="false" fo:text-indent="-0.25in" style:auto-text-indent="false" style:text-autospace="none">
        <style:tab-stops>
          <style:tab-stop style:position="0in"/>
        </style:tab-stops>
      </style:paragraph-properties>
      <style:text-properties fo:color="#000000" style:font-name="Times New Roman1" fo:font-size="12pt" fo:language="en" fo:country="US" fo:font-weight="normal" style:font-name-asian="Times New Roman1" style:font-size-asian="12pt" style:font-weight-asian="normal" style:font-name-complex="Times New Roman1" style:font-size-complex="12pt" style:font-weight-complex="normal"/>
    </style:style>
    <style:style style:name="P25" style:family="paragraph" style:parent-style-name="Standard" style:list-style-name="RTF_5f_Num_20_2">
      <style:paragraph-properties fo:margin-left="0.4909in" fo:margin-right="0in" fo:margin-top="0in" fo:margin-bottom="0.0835in" loext:contextual-spacing="false" fo:line-height="150%" fo:text-indent="-0.25in" style:auto-text-indent="false" style:text-autospace="none">
        <style:tab-stops>
          <style:tab-stop style:position="0in"/>
        </style:tab-stops>
      </style:paragraph-properties>
      <style:text-properties fo:language="en" fo:country="US"/>
    </style:style>
    <style:style style:name="P26" style:family="paragraph" style:parent-style-name="Standard">
      <style:paragraph-properties fo:margin-top="0in" fo:margin-bottom="0.0835in" loext:contextual-spacing="false" fo:line-height="150%" style:text-autospace="none"/>
      <style:text-properties fo:language="en" fo:country="US"/>
    </style:style>
    <style:style style:name="P27" style:family="paragraph" style:parent-style-name="Text_20_body">
      <style:paragraph-properties fo:line-height="100%" fo:text-align="center" style:justify-single-word="false"/>
      <style:text-properties fo:color="#000000" style:font-name="Times New Roman" fo:font-size="16pt" fo:language="en" fo:country="US" style:font-size-asian="16pt" style:font-size-complex="16pt"/>
    </style:style>
    <style:style style:name="P28" style:family="paragraph" style:parent-style-name="Text_20_body">
      <style:paragraph-properties fo:line-height="100%" fo:text-align="center" style:justify-single-word="false"/>
      <style:text-properties fo:color="#000000" style:font-name="Times New Roman" fo:font-size="12pt" fo:language="en" fo:country="US" style:font-size-asian="12pt" style:font-size-complex="12pt"/>
    </style:style>
    <style:style style:name="P29" style:family="paragraph" style:parent-style-name="Text_20_body">
      <style:paragraph-properties fo:line-height="100%" fo:text-align="start" style:justify-single-word="false"/>
      <style:text-properties fo:color="#000000" style:font-name="Times New Roman" fo:font-size="12pt" fo:language="en" fo:country="US" style:font-size-asian="12pt" style:font-size-complex="12pt"/>
    </style:style>
    <style:style style:name="P30" style:family="paragraph" style:parent-style-name="Text_20_body">
      <style:paragraph-properties fo:line-height="100%" fo:text-align="start" style:justify-single-word="false"/>
      <style:text-properties fo:color="#000000" style:font-name="Times New Roman" fo:font-size="13pt" fo:language="en" fo:country="US" style:font-size-asian="13pt" style:font-size-complex="13pt"/>
    </style:style>
    <style:style style:name="T1" style:family="text">
      <style:text-properties style:use-window-font-color="true" style:font-name="Times New Roman1" fo:font-size="12pt" fo:language="en" fo:country="US" fo:font-weight="normal" style:font-name-asian="Times New Roman1" style:font-size-asian="12pt" style:font-weight-asian="normal" style:font-name-complex="Times New Roman1" style:font-size-complex="12pt" style:font-weight-complex="normal"/>
    </style:style>
    <style:style style:name="T2" style:family="text">
      <style:text-properties style:use-window-font-color="true" style:font-name="Times New Roman1" fo:font-size="12pt" fo:language="en" fo:country="US" style:text-underline-style="none" fo:font-weight="normal" style:font-name-asian="Times New Roman1" style:font-size-asian="12pt" style:font-weight-asian="normal" style:font-name-complex="Times New Roman1" style:font-size-complex="12pt" style:font-weight-complex="normal"/>
    </style:style>
    <style:style style:name="T3" style:family="text">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T4" style:family="text">
      <style:text-properties style:use-window-font-color="true" style:font-name="Times New Roman1" fo:font-size="12pt" fo:font-weight="normal" style:font-name-asian="Times New Roman1" style:font-size-asian="12pt" style:font-weight-asian="normal" style:font-name-complex="Times New Roman1" style:font-size-complex="12pt" style:font-weight-complex="normal"/>
    </style:style>
    <style:style style:name="T5" style:family="text">
      <style:text-properties style:use-window-font-color="true" style:font-name="Times New Roman" fo:font-size="12pt" fo:language="en" fo:country="US" fo:font-style="normal" style:text-underline-style="none" style:font-name-asian="Times New Roman1" style:font-size-asian="12pt" style:font-style-asian="normal" style:font-name-complex="Times New Roman1" style:font-size-complex="12pt" style:font-style-complex="normal"/>
    </style:style>
    <style:style style:name="T6" style:family="text">
      <style:text-properties style:use-window-font-color="true" style:font-name="Times New Roman" fo:font-size="12pt" fo:font-style="normal" style:text-underline-style="none" style:font-name-asian="Times New Roman1" style:font-size-asian="12pt" style:font-style-asian="normal" style:font-name-complex="Times New Roman1" style:font-size-complex="12pt" style:font-style-complex="normal"/>
    </style:style>
    <style:style style:name="T7" style:family="text">
      <style:text-properties fo:color="#000000" style:font-name="Times New Roman" fo:font-size="12pt" fo:language="en" fo:country="US" fo:font-weight="normal" style:font-name-asian="Times New Roman" style:font-size-asian="12pt" style:font-weight-asian="normal" style:font-name-complex="Times New Roman" style:font-size-complex="12pt" style:font-weight-complex="normal"/>
    </style:style>
    <style:style style:name="T8" style:family="text">
      <style:text-properties fo:color="#000000" style:font-name="Times New Roman" fo:font-size="12pt" fo:language="en" fo:country="US" fo:font-weight="normal" fo:background-color="transparent" loext:char-shading-value="0" style:font-name-asian="Times New Roman" style:font-size-asian="12pt" style:font-weight-asian="normal" style:font-name-complex="Times New Roman" style:font-size-complex="12pt" style:font-weight-complex="normal"/>
    </style:style>
    <style:style style:name="T9" style:family="text">
      <style:text-properties fo:color="#000000" style:font-name="Times New Roman" fo:font-size="12pt" fo:language="en" fo:country="US" fo:font-weight="normal" fo:background-color="transparent" loext:char-shading-value="0" style:font-name-asian="Times New Roman2" style:font-size-asian="12pt" style:font-weight-asian="normal" style:font-name-complex="Times New Roman2" style:font-size-complex="12pt" style:font-weight-complex="normal"/>
    </style:style>
    <style:style style:name="T10" style:family="text">
      <style:text-properties fo:color="#000000" style:font-name="Times New Roman" fo:font-size="12pt" fo:language="en" fo:country="US" style:font-name-asian="Times New Roman" style:font-size-asian="12pt" style:font-name-complex="Times New Roman" style:font-size-complex="12pt"/>
    </style:style>
    <style:style style:name="T11" style:family="text">
      <style:text-properties fo:color="#000000" style:font-name="Times New Roman" fo:font-size="12pt" fo:language="en" fo:country="US"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 style:family="text">
      <style:text-properties fo:color="#000000"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T13" style:family="text">
      <style:text-properties fo:color="#000000" style:font-name="Times New Roman" fo:font-size="12pt" fo:font-style="normal" style:text-underline-style="none" fo:font-weight="normal" fo:background-color="transparent" loext:char-shading-value="0" style:font-name-asian="Times New Roman2" style:font-size-asian="12pt" style:font-style-asian="normal" style:font-name-complex="Times New Roman2" style:font-size-complex="12pt" style:font-style-complex="normal"/>
    </style:style>
    <style:style style:name="T14" style:family="text">
      <style:text-properties fo:color="#000000" style:font-name="Times New Roman"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 style:family="text">
      <style:text-properties fo:color="#000000" style:font-name="Times New Roman" fo:font-size="12pt" fo:font-style="normal" style:text-underline-style="none" fo:font-weight="bold" fo:background-color="transparent"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6" style:family="text">
      <style:text-properties fo:color="#000000" style:font-name="Times New Roman" fo:font-size="12pt" fo:font-weight="normal" fo:background-color="transparent" loext:char-shading-value="0" style:font-name-asian="Times New Roman" style:font-size-asian="12pt" style:font-weight-asian="normal" style:font-name-complex="Times New Roman" style:font-size-complex="12pt" style:font-weight-complex="normal"/>
    </style:style>
    <style:style style:name="T17" style:family="text">
      <style:text-properties fo:color="#000000" style:font-name="Times New Roman" fo:font-size="12pt" fo:font-weight="normal" fo:background-color="transparent" loext:char-shading-value="0" style:font-name-asian="Times New Roman2" style:font-size-asian="12pt" style:font-weight-asian="normal" style:font-name-complex="Times New Roman2" style:font-size-complex="12pt" style:font-weight-complex="normal"/>
    </style:style>
    <style:style style:name="T18" style:family="text">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T19" style:family="text">
      <style:text-properties fo:color="#000000" style:font-name="Times New Roman" fo:font-size="12pt" style:font-name-asian="Times New Roman" style:font-size-asian="12pt" style:font-name-complex="Times New Roman" style:font-size-complex="12pt"/>
    </style:style>
    <style:style style:name="T20"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21" style:family="text">
      <style:text-properties fo:color="#000000" style:font-name="Times New Roman1" fo:font-size="12pt" fo:language="en" fo:country="US" fo:font-weight="normal" style:font-name-asian="Times New Roman1" style:font-size-asian="12pt" style:font-weight-asian="normal" style:font-name-complex="Times New Roman1" style:font-size-complex="12pt" style:font-weight-complex="normal"/>
    </style:style>
    <style:style style:name="T22" style:family="text">
      <style:text-properties fo:color="#000000" style:font-name="Times New Roman1" fo:font-size="12pt" fo:language="en" fo:country="US" fo:font-weight="normal" fo:background-color="transparent" loext:char-shading-value="0" style:font-name-asian="Times New Roman1" style:font-size-asian="12pt" style:font-weight-asian="normal" style:font-name-complex="Times New Roman1" style:font-size-complex="12pt" style:font-weight-complex="normal"/>
    </style:style>
    <style:style style:name="T23" style:family="text">
      <style:text-properties fo:color="#000000" style:font-name="Times New Roman1" fo:font-size="12pt" fo:language="en" fo:country="US" fo:font-weight="bold" style:font-name-asian="Times New Roman1" style:font-size-asian="12pt" style:font-weight-asian="bold" style:font-name-complex="Times New Roman1" style:font-size-complex="12pt" style:font-weight-complex="bold"/>
    </style:style>
    <style:style style:name="T24" style:family="text">
      <style:text-properties fo:color="#000000" style:font-name="Times New Roman1" fo:font-size="12pt" fo:language="en" fo:country="US" style:font-name-asian="Times New Roman1" style:font-size-asian="12pt" style:font-name-complex="Times New Roman1" style:font-size-complex="12pt"/>
    </style:style>
    <style:style style:name="T25" style:family="text">
      <style:text-properties fo:color="#000000" style:font-name="Times New Roman1" fo:font-size="12pt" fo:language="en" fo:country="US" style:text-underline-style="none" fo:font-weight="normal" style:font-name-asian="Times New Roman1" style:font-size-asian="12pt" style:font-weight-asian="normal" style:font-name-complex="Times New Roman1" style:font-size-complex="12pt" style:font-weight-complex="normal"/>
    </style:style>
    <style:style style:name="T26" style:family="text">
      <style:text-properties fo:color="#000000" style:font-name="Times New Roman1" fo:font-size="12pt" fo:language="zxx" fo:country="none" style:text-underline-style="none" fo:font-weight="normal" style:font-name-asian="Times New Roman1" style:font-size-asian="12pt" style:font-weight-asian="normal" style:font-name-complex="Times New Roman1" style:font-size-complex="12pt" style:font-weight-complex="normal"/>
    </style:style>
    <style:style style:name="T27" style:family="text">
      <style:text-properties fo:color="#000000" style:font-name="Times New Roman1" fo:font-size="12pt" fo:font-weight="normal" fo:background-color="transparent" loext:char-shading-value="0" style:font-name-asian="Times New Roman1" style:font-size-asian="12pt" style:font-weight-asian="normal" style:font-name-complex="Times New Roman1" style:font-size-complex="12pt" style:font-weight-complex="normal"/>
    </style:style>
    <style:style style:name="T28" style:family="text">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T29" style:family="text">
      <style:text-properties fo:color="#000000" style:font-name="Times New Roman1" fo:font-size="12pt" style:font-name-asian="Times New Roman1" style:font-size-asian="12pt" style:font-name-complex="Times New Roman1" style:font-size-complex="12pt"/>
    </style:style>
    <style:style style:name="T30" style:family="text">
      <style:text-properties fo:color="#00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T31" style:family="text">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T32" style:family="text">
      <style:text-properties fo:color="#000000" style:font-name="Calibri" fo:font-size="13pt" fo:font-style="normal" style:text-underline-style="none" fo:font-weight="normal" fo:background-color="transparent" loext:char-shading-value="0" style:font-name-asian="Times New Roman2" style:font-size-asian="13pt" style:font-style-asian="normal" style:font-weight-asian="normal" style:font-name-complex="Times New Roman2" style:font-size-complex="13pt" style:font-style-complex="normal" style:font-weight-complex="normal"/>
    </style:style>
    <style:style style:name="T33" style:family="text">
      <style:text-properties style:font-name="Times New Roman" fo:font-size="12pt" fo:language="en" fo:country="US" fo:font-style="normal" style:font-name-asian="Times New Roman1" style:font-size-asian="12pt" style:font-style-asian="normal" style:font-name-complex="Times New Roman1" style:font-size-complex="12pt" style:font-style-complex="normal"/>
    </style:style>
    <style:style style:name="T34" style:family="text">
      <style:text-properties style:font-name="Times New Roman" fo:font-size="12pt" fo:font-style="normal" style:font-name-asian="Times New Roman1" style:font-size-asian="12pt" style:font-style-asian="normal" style:font-name-complex="Times New Roman1" style:font-size-complex="12pt" style:font-style-complex="normal"/>
    </style:style>
    <style:style style:name="T35" style:family="text">
      <style:text-properties fo:font-variant="normal" fo:text-transform="none" fo:color="#000000" style:font-name="Times New Roman" fo:font-size="12pt" fo:letter-spacing="normal" fo:language="en" fo:country="US" fo:font-style="normal" fo:font-weight="normal" fo:background-color="transparent" loext:char-shading-value="0" style:font-name-asian="Times New Roman2" style:font-size-asian="12pt" style:font-weight-asian="normal" style:font-name-complex="Times New Roman2" style:font-size-complex="12pt" style:font-weight-complex="normal"/>
    </style:style>
    <style:style style:name="T36" style:family="text">
      <style:text-properties fo:font-variant="normal" fo:text-transform="none" fo:color="#000000" style:font-name="Times New Roman" fo:font-size="12pt" fo:letter-spacing="normal" fo:font-style="normal" fo:font-weight="normal" fo:background-color="transparent" loext:char-shading-value="0" style:font-name-asian="Times New Roman2" style:font-size-asian="12pt" style:font-weight-asian="normal" style:font-name-complex="Times New Roman2" style:font-size-complex="12pt" style:font-weight-complex="normal"/>
    </style:style>
    <style:style style:name="T37" style:family="text">
      <style:text-properties fo:font-size="13pt" style:font-size-asian="13pt" style:font-size-complex="13pt"/>
    </style:style>
    <style:style style:name="T38" style:family="text">
      <style:text-properties fo:language="en" fo:country="US" style:font-name-asian="Times New Roman1" style:font-name-complex="Times New Roman1"/>
    </style:style>
    <style:style style:name="T39" style:family="text">
      <style:text-properties fo:language="en" fo:country="US" style:font-name-asian="Times New Roman" style:font-name-complex="Times New Roman"/>
    </style:style>
    <style:style style:name="T40" style:family="text">
      <style:text-properties fo:language="zxx" fo:country="none" style:font-name-asian="Times New Roman1" style:font-name-complex="Times New Roman1"/>
    </style:style>
    <style:style style:name="T41" style:family="text">
      <style:text-properties style:font-name-asian="Times New Roman1" style:font-name-complex="Times New Roman1"/>
    </style:style>
    <style:style style:name="T42" style:family="text">
      <style:text-properties style:font-name-asian="Times New Roman"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Sustainable Development in Information </text:p>
      <text:p text:style-name="P27">and Communication Technology.</text:p>
      <text:p text:style-name="P28"/>
      <text:p text:style-name="P28"/>
      <text:p text:style-name="P28"/>
      <text:p text:style-name="P28"/>
      <text:p text:style-name="P28"/>
      <text:p text:style-name="P28"/>
      <text:p text:style-name="P28"/>
      <text:p text:style-name="P28"/>
      <text:p text:style-name="P28"/>
      <text:p text:style-name="P29"><text:tab/><text:tab/><text:tab/><text:tab/><text:tab/><text:tab/><text:tab/><text:tab/><text:tab/><text:span text:style-name="T37">Art Bachmann</text:span></text:p>
      <text:p text:style-name="P30"><text:tab/><text:tab/><text:tab/><text:tab/><text:tab/><text:tab/><text:tab/><text:tab/><text:tab/>oppilasnr. 1401496</text:p>
      <text:p text:style-name="P30"><text:tab/><text:tab/><text:tab/><text:tab/><text:tab/><text:tab/><text:tab/><text:tab/><text:tab/>Metropolia AMK</text:p>
      <text:p text:style-name="P30"><text:tab/><text:tab/><text:tab/><text:tab/><text:tab/><text:tab/><text:tab/><text:tab/><text:tab/>Avoin AMK</text:p>
      <text:p text:style-name="P30"><text:tab/><text:tab/><text:tab/><text:tab/><text:tab/><text:tab/><text:tab/><text:tab/><text:tab/>11.8.2016</text:p>
      <text:p text:style-name="P29"/>
      <text:p text:style-name="P29"/>
      <text:p text:style-name="P29"/>
      <text:p text:style-name="P29"/>
      <text:p text:style-name="P29"/>
      <text:p text:style-name="P29"/>
      <text:p text:style-name="P29"/>
      <text:p text:style-name="P29"/>
      <text:p text:style-name="P16"><text:tab/><text:tab/></text:p>
      <text:p text:style-name="P16"><text:soft-page-break/></text:p>
      <text:p text:style-name="P17"/>
      <text:p text:style-name="P17"><text:tab/><text:tab/></text:p>
      <text:p text:style-name="P17"/>
      <text:p text:style-name="P17"/>
      <text:p text:style-name="P17"><text:tab/><text:tab/>Introduction.</text:p>
      <text:p text:style-name="P18"/>
      <text:p text:style-name="P20"><text:span text:style-name="T13"><text:tab/></text:span><text:span text:style-name="T27">This essay disserts how information and communication technology (ICT) is related with sustainable development. Mankind is going through one of the biggest changes in history. The digital progress is revolutionizing the way we interact, <text:s/>live, work and the way we communicate. At the same time growing consciousness of the sustainability challenges threatening our planet is urging us to ask thoughtful questions about our economy and lifestyles. The phrase "sustainable development" <text:s/>is a recent invention, coming into accepted usage <text:s/>lately. The Brundtland -led World Commission on Environment and Development report Our Common Future, published in 1987, gave this new concept an official definition: <text:s/></text:span><text:span text:style-name="T16">“</text:span><text:span text:style-name="T27">to meet the needs of the present without compromising the ability of future generations to meet their own needs".The development of <text:s/>low-cost <text:s/>and brand-new information and communications technologies <text:s/>and the appearance of information society with new economic standards has the potential for making major <text:s/>improvements towards sustainability of the earth</text:span><text:span text:style-name="T16">’</text:span><text:span text:style-name="T27">s ecosystems. The idea of an information society has a huge potential to solve the dilemma of sustainable development,<text:line-break/>which is: Providing quality of life to all people without overusing the ecosystem. </text:span></text:p>
      <text:p text:style-name="P4"><text:tab/>Nowadays information society is relying on technology, knowledge and intelligence. Information technology <text:s/>provide <text:s/>people and ICT systems with information which is transformed into know-how and understanding. IT with communications technologies simplify fast, affordable and resource efficient approach to information, learning possibilities and <text:s/>support tools for its citizens.</text:p>
      <text:p text:style-name="P21"><text:span text:style-name="T29"><text:tab/>Innovative use of information technology offers <text:s/>less resource-intensive production, consumption and services. Such changes can notably reduce the environmental impact of industrial and commercial activities and <text:s/>contribute to sustainable development. Danziger and Andersen <text:s text:c="2"/>define Information Technology (IT) as those mechanical, conceptual, human and organizational components whose function is to transmit or store data and information using digital devices. Information and communication Technologies (ICT) encompass all those technologies that enable the handling of information and facilitate different forms of communication among human actors, between human beings and electronic systems, and among electronic system .If we develop and implement ICT wrong, it could worsen the world</text:span><text:span text:style-name="T19">’</text:span><text:span text:style-name="T29">s problems such are wasting energy, quicken the climate change and increase </text:span><text:soft-page-break/><text:span text:style-name="T29">pollution. Is possible that it also leads to more furious consumerism. One social problem may be <text:s/>that ITC <text:s/>will increase inequality for those who do not have access to modern techniques. On the other hand applying ICT well the bonuses may be huge for society. They may occur for example helping solve people´s problems with enhancing <text:s/>creativity and innovation and provide for more peoples access to services, goods and use of valuable resources more efficiently.</text:span></text:p>
      <text:p text:style-name="P4"><text:tab/>We have the potency to guard social and economic benefits <text:s/>through our choices on how we produce, use and handle ICT. These assets might include energy savings with monitoring and controlling energy use, modernizing transport systems so there will be better fuel economy.<text:tab/><text:line-break/><text:tab/>Making ICT more useful will enable people to do more with less and using ICT more efficiently will diminish the impact of the manufacturing stage. This may be something like that as buying <text:s/>a new PC after four years instead of two. For example when user is utilizing his/her PC for four years instead of <text:s/>two then already need for producing new machine is lessen fifty per cent. And when it is possible to share one device among multiple users reduces again the impact from manufacturing new office or home appliances.</text:p>
      <text:p text:style-name="P5"><text:tab/>It is obvious <text:s/>that <text:s/>the PC manufacturing industry is not interested of reducing their production and also profit at the same time. But there is not another way to do more with less as the worlds population is growing and more and more people want and can afford new technological equipment for themselves as their expectations are increasing. <text:s/>There is possible when using ICT to move away from business model which is based on material products and rely more on different services other entrepreneurs can offer. For example <text:s/>there is possible to rent a use of the <text:s/>office appliances <text:s/>instead of buying <text:s/>them after every couple of years. This means that every small or middle sized company do not need spend a lot of money for it`s own database machine <text:s/>when it needs one. Instead it can rent virtual space on service providers database server and use and pay for it only as much it is used and exact what services company has ordered or how much traffic it uses. Companies need less expensive physical devices or making long journeys. These are replaced with digital alternatives. People need what computers help them to do not the computers itself. ICT can aid to trim the environmental footprint of what people do. <text:s/>The digital revolution could spread welfare to all parts of society and all places of the world. It can bring benefits to every location, disability and age.</text:p>
      <text:p text:style-name="P1"/>
      <text:p text:style-name="P6"><text:tab/><text:tab/>Threats to ecosystem.</text:p>
      <text:p text:style-name="P21"><text:span text:style-name="T28"><text:tab/>The objective of creating a sustainable world is a undeniable. The overwhelming scientific testimony is that most ecosystem services are currently being depraved or used not sustainably. UN</text:span><text:span text:style-name="T18">’</text:span><text:span text:style-name="T28">s Environment Program says that: </text:span><text:span text:style-name="T18">“</text:span><text:span text:style-name="T28">Human activity is putting such strain on the natural functions of the </text:span><text:soft-page-break/><text:span text:style-name="T28">Earth that the ability of the planet</text:span><text:span text:style-name="T18">’</text:span><text:span text:style-name="T28">s ecosystems to sustain future generations can no longer be taken for granted. Many of these ecosystem services are at or beyond limits. Not only rain forests and polar bears that are under threat. Water resources, agriculture and climatic systems <text:s/>are all under risk to be destroyed. <text:s/>Our current pathway of development is bringing us up against environmental limits and this could lead to disaster. We</text:span><text:span text:style-name="T18">’</text:span><text:span text:style-name="T28">re also reduce our natural resources every time when our demands are growing. </text:span></text:p>
      <text:p text:style-name="P21"><text:span text:style-name="T28"><text:tab/>The planet is likely to be 9.7 billion inhabitant in 2050 and 11.2 billion in 2100, according to a new UN DESA report, </text:span><text:span text:style-name="T18">“</text:span><text:span text:style-name="T28">World Population Prospects: The 2015 Revision</text:span><text:span text:style-name="T18">”</text:span><text:span text:style-name="T28"> , with near a billion more people in the next 10 years . And just like <text:s/>citizens in the developed countries want to <text:s/>drive their cars and buy new clothes, so people in developing countries want that too. We face the double challenge of decreasing inequality between rich and poor nations and having fewer resources to deal <text:s/>with growing consumption of raw materials . The information and communication technology (ICT) companies needs to be more familiar of the risks and opportunities associated to sustainability issues. It is <text:s/>exactly in the concern <text:s/>of <text:s/>ICT industry to identify the long term environmental and social profits of sustainable business process. If this industry wants to stay alive in a speedily changing world it has to adapt with <text:s/>awareness and inspiration. By better understanding the alliance between ICT and the sustainability debate, companies can use new technology in the ways that bring actual profits.</text:span></text:p>
      <text:p text:style-name="P21"><text:span text:style-name="T28"><text:tab/>ICT is invented by manufacturing and service companies whose products <text:s/>transmit or present data and information electronically. At the present time a a lot of the research targets on the influences and opportunities created by the existence of ICT and the industry</text:span><text:span text:style-name="T18">’</text:span><text:span text:style-name="T28">s proceedings and development. These include the verification,construction, design and disposal of ICT. <text:s/>Communications technologies are exploding. In 2013, the number of smart phones sold to consumers stood at over 967 million units, an increase of over fifty percent on the figure from 2011. This means that almost 20 percent of the world</text:span><text:span text:style-name="T18">’</text:span><text:span text:style-name="T28">s total population owned a smart device in 2013, a figure that is expected to increase to 34 percent by 2017. In the same year smart phone penetration is set to reach 62.2 percent in North America and 65.8 percent in western Europe This is a large rise in the 29.3 percent of people in North America and 22.7 percent of Western Europeans who had smart phones in 2011. <text:s/></text:span></text:p>
      <text:p text:style-name="P7"><text:tab/>Consumers usually see <text:s/>computer as a piece of plastic and metal on the desk. We usually don` t think <text:s/>about the large amounts of earth and gravel used in manufacturing, the associated extermination or damage to biodiversity, and the enormous volumes of energy required in the extraction and refinement process. Usually non-renewable resources are involved in production and sometimes toxic chemicals are used to extract the metals from the ores and toxic nature of some of the materials mined.. There is always a threat to the air pollution and groundwater . </text:p>
      <text:p text:style-name="P7"><text:soft-page-break/><text:tab/>A United Nations University study into the environmental influence <text:s/>of personal computers, <text:s/>has found that around 1.8 tons of raw material are required to manufacture the average desktop PC and monitor. This is about <text:s/>equal of a mid-sized car. Study also found that lengthening a machine's operational life through re-use holds a much greater potential for energy saving than recycling. Moreover , the manufacturing of a one desktop computer and 17-inch <text:s/>monitor needs minimally 240 kilos of fossil fuels, 22 kilos of chemicals and 1,500 kilos of water. Also about 100 kg. mine is required to get gold for a single circuit board.</text:p>
      <text:p text:style-name="P7"><text:tab/>The next step in the process is manufacturing what includes several computer components like keyboards, screens, batteries, circuit boards which are usually manufactured in different locations and even in other countries and continents by various companies. Researches show that the energy used to mass-produce components is is the most critical impact. How much water <text:s/>used is important especially depending on the location. About 45.5 liters of water is required mainly for washing as producing one average computer chip. </text:p>
      <text:p text:style-name="P2"><text:span text:style-name="T21"><text:tab/>Some materials are possibly hazardous during production, <text:s/>for example toxic metals in batteries such as cadmium and lithium, lead in cathode ray tubes and many more. Incompetent waste treatment facilities can lead to <text:s/>consequent environmental damage. Throwing away thi</text:span><text:span text:style-name="T25">ngs wastes resources. It wastes the raw materials and energy used in making the items and it wastes money. </text:span><text:a xlink:type="simple" xlink:href="http://www.greenchoices.org/green-living/waste-recycling/waste-reduction" text:style-name="Internet_20_link" text:visited-style-name="Visited_20_Internet_20_Link">Reducing waste</text:a><text:span text:style-name="T2"> means less environmental impact, less resources and energy used and saves money. </text:span></text:p>
      <text:p text:style-name="P7"><text:tab/>Global manufacturing and out-sourcing bring to ICT industry <text:s/>many advantages. The capability to find out cheaper suppliers increases competition, lowers prices and can help deliver stability of supply and new markets. There are <text:s/>however <text:s/>additional problems involved. <text:s/>Developing countries are a far behind in progress , with different standards and other commercial and cultural existence. Quality control, trace-ability and accountability can be difficult to maintain in extended sustainable supply chain management. There are <text:s/>potentialities to completely improve how ICT is<text:line-break/>made and disposed of. The management can reduce the energy intensity of manufacturing and boost its efficiency. It can take advantage of more renovated parts and recycled material and use less probably hazardous materials.</text:p>
      <text:p text:style-name="P21"><text:span text:style-name="T28"><text:tab/>One major source material for ICT products is copper. Copper has never been more important for the sustainable growth of modern society. Copper based products improve the economic efficiency and environmental performance of multiple applications across the energy, health care, IT, industrial, transportation and building sectors. EU places more and more priority on the </text:span><text:span text:style-name="T18">“</text:span><text:span text:style-name="T28">green technologies</text:span><text:span text:style-name="T18">”</text:span><text:span text:style-name="T28"> needed to meet its 2020 energy targets, it is progressively essential to understand the life cycles of the underlying raw materials. Engineers go on to explore new ways to build products that are both more </text:span><text:soft-page-break/><text:span text:style-name="T28">resource efficient and distribute better performance. The copper industry can continue the innovations that will drive EU competitiveness, boost economic growth while reducing energy losses and fight climate change and reduce the environmental influence of resource utilization. <text:s/></text:span></text:p>
      <text:p text:style-name="P2"><text:span text:style-name="T21"><text:tab/>Lessening the relative impact of ICT for instance reducing the impact from making one PC by 20% is significant. Although given the projected rise in requirement it is as important to lessen demand for ICT hardware and software. For instance, doubling the life of a PC would <text:s/>reduce the impact from manufacturing a PC by 50%. <text:s/>If that same PC is shared with one other individual the impact would be halved again, completely reducing the effect from making one PC by 75%. Lengthening a device` s operational life through re-use holds a much more potential for energy saving than recycling. Donating an aged machine so that it may continue to be used, can produce likely energy savings of between five and 20 times those achieved by recycling. <text:line-break/><text:tab/>EPEAT is a free and trusted source of environmental product ratings that makes it easy to select high-performance electronics that support organizations</text:span><text:span text:style-name="T7">・</text:span><text:span text:style-name="T21">IT and sustainability goals. The system began in 2003 with a stakeholder process assembled by the U.S. Environmental Protection Agency and has grown to be the actual global environmental rating s</text:span><text:span text:style-name="T25">ystem for electronics. <text:s/>Managed by the </text:span><text:a xlink:type="simple" xlink:href="http://greenelectronicscouncil.org/" text:style-name="Internet_20_link" text:visited-style-name="Visited_20_Internet_20_Link">Green Electronics Council</text:a><text:span text:style-name="T2">,</text:span><text:span text:style-name="T1"> EPEAT presently tracks more than 4,400 products from more than 60 manufacturers acro</text:span><text:span text:style-name="T2">ss </text:span><text:a xlink:type="simple" xlink:href="http://www.epeat.net/about-epeat/global-reach/" text:style-name="Internet_20_link" text:visited-style-name="Visited_20_Internet_20_Link"><text:span text:style-name="T25">43 countries</text:span></text:a><text:span text:style-name="T2">. EPEAT currently includes product ratings for PCs and Displays (including tablets), Imaging Equipment ( inc</text:span><text:span text:style-name="T1">luding printers, copiers, scanners and multifunction devices) and Televisions. Environmental leadership standards are currently under development with the intent to form the basis of future EPEAT categories for Mobile Phones, Servers and other electronic products. A non-fiduci</text:span><text:span text:style-name="T2">ary </text:span><text:a xlink:type="simple" xlink:href="http://www.epeat.net/about-epeat/advisory-council/" text:style-name="Internet_20_link" text:visited-style-name="Visited_20_Internet_20_Link"><text:span text:style-name="T25">Advisory Council</text:span></text:a><text:span text:style-name="T2">provides input and advice about EPEAT expansion and other relevant issues.) </text:span></text:p>
      <text:p text:style-name="P21"><text:span text:style-name="T30"><text:tab/>In the year 2013 information and technology ecosyst</text:span><text:span text:style-name="T28">em <text:s/>stand for <text:s/>about <text:s/>10 per cent of the world's electricity generation, and it's hungry for <text:s/>coal. Analyst firm Digital Power Group has synthesized plentiful reports and presented data on the actual electricity utilization of our digital world. In "The Cloud Begins With Coal </text:span><text:span text:style-name="T18">–</text:span><text:span text:style-name="T28"> Big Data, Big Networks, Big Infrastructure, and Big Power", the research team dispute that much of the charge of our digital world is buried from us because of the distant nature of cloud services and the absence of information about the power it takes to make our IT machinery. Although charging up a <text:s/>tablet or smart phone requires a trivial load of electricity, using one of two to look an hour of video in a week expends every year more electricity in the <text:s/>networks than two new refrigerators annually. This precedent uses publicly accessible data on the average power utilization of a telco network, the cost of wireless network infrastructure, and the energy that goes into making a tablet, although it ignores the data centers the video is served out of, and tablet charging.</text:span></text:p>
      <text:p text:style-name="P7"><text:soft-page-break/><text:tab/>Looking at the full life cycle of ICT, the using phase is the most important in terms of energy use, waste production and greenhouse gas emissions. The consistent evolution of ICT technology cut down device lifetimes. New models of computer, phones and server applications are released, growing ambition and utilization. ICT equipment are not the only sector where this happens- the same may be noticed with other consumer goods such as clothes.<text:line-break/><text:tab/>Here are some electronic waste facts that are interesting and alarming:</text:p>
      <text:list xml:id="list6028079407268797216" text:style-name="RTF_5f_Num_20_2">
        <text:list-item>
          <text:p text:style-name="P25"><text:span text:style-name="T28">We generate around 40 million tons of electronic waste every year, worldwide. That</text:span><text:span text:style-name="T18">’</text:span><text:span text:style-name="T28">s like throwing 800 laptops every second.</text:span></text:p>
        </text:list-item>
        <text:list-item>
          <text:p text:style-name="P23">An average cellphone user replaces their unit once every 18 months.</text:p>
        </text:list-item>
        <text:list-item>
          <text:p text:style-name="P23">E-waste comprises 70% of our overall toxic waste.</text:p>
        </text:list-item>
        <text:list-item>
          <text:p text:style-name="P23">Only 12.5% of E-Waste is recycled.</text:p>
        </text:list-item>
        <text:list-item>
          <text:p text:style-name="P23">85% of our E-Waste are sent to landfills and incinerators are mostly burned, and release harmful toxins in the air!</text:p>
        </text:list-item>
        <text:list-item>
          <text:p text:style-name="P23">Electronics contain lead which can damage our central nervous system and kidneys.</text:p>
        </text:list-item>
        <text:list-item>
          <text:p text:style-name="P25"><text:span text:style-name="T28">A child</text:span><text:span text:style-name="T18">’</text:span><text:span text:style-name="T28">s mental development can be affected by low level exposure to lead.</text:span></text:p>
        </text:list-item>
        <text:list-item>
          <text:p text:style-name="P23">The most common hazardous electronic items include LCD desktop monitors, LCD televisions, Plasma Televisions, TVs and computers with Cathode Ray Tubes.</text:p>
        </text:list-item>
        <text:list-item>
          <text:p text:style-name="P23">E-waste contains hundreds of substances, of which many are toxic. This includes mercury, lead, arsenic, cadmium, selenium, chromium, and flame retardants.</text:p>
        </text:list-item>
        <text:list-item>
          <text:p text:style-name="P23">80% of E-Waste in the US and most of other countries are transported to Asia.</text:p>
        </text:list-item>
        <text:list-item>
          <text:p text:style-name="P24">300 million computers and 1 billion cellphones go into production annually. It is expected to grow by 8% per year. </text:p>
        </text:list-item>
      </text:list>
      <text:p text:style-name="P14"/>
      <text:p text:style-name="P10"><text:tab/><text:tab/>Behavior Change and Efficiency.</text:p>
      <text:p text:style-name="P26"><text:span text:style-name="T28"><text:tab/>There is no two ways about it </text:span><text:span text:style-name="T18">–</text:span><text:span text:style-name="T28"> the world` s technologies must going to have to get more efficient. In order to reduce the shock of climate change, all countries must lessen their emissions substantially. Some improvements can be done from simple behavior changes. For example less computers and other <text:s/>devices must not be powered on when they are <text:s/>not in use. Usually many </text:span><text:soft-page-break/><text:span text:style-name="T28">commercially used ICT systems are forbidden from entering their standby mode , meaning that many PC-s and systems run at entire power regularly. </text:span></text:p>
      <text:p text:style-name="P11"><text:tab/>One way to reduce the impact of consumers equipment is to recharge batteries with renewable electricity. For example in the market there are several different solar chargers for mobile phones, tablets, GPS units and even for notebooks and their cooling systems which keep notebook chilled and makes the power last longer. Solar chargers is especially useful when needed wherever user is (only light is needed of course). This is straight way between energy source and client. But exists also other green electricity types which means it is produced from sources which do not cause impacts upon the environment like <text:s/>pollution of carbon dioxide and <text:s/>using nuclear power.</text:p>
      <text:p text:style-name="P11"><text:tab/> One of these alternatives are wind power with wind turbines sited in suitable locations many of them built at sea which is increasing <text:s/>method. Wind turbine technology has vastly moved on over the last ten years, making wind turbines quieter and more efficient so that electricity generated from the wind is now often competitive with traditional coal-fired and nuclear power stations. </text:p>
      <text:p text:style-name="P26"><text:span text:style-name="T28"><text:tab/>Solar power in a <text:s/>massive production uses solar photo voltaic (PV) module which works by converting sunlight directly into electric. The majority of solar modules available today use </text:span><text:span text:style-name="T18">‘</text:span><text:span text:style-name="T28">waste</text:span><text:span text:style-name="T18">’</text:span><text:span text:style-name="T28"> silicon from the computer chip industry as the semiconductor material. They can be integrated into buildings and even made into roof tiles virtually indistinguishable from normal tiles. </text:span></text:p>
      <text:p text:style-name="P11"><text:tab/>Hydro power is used to produce electricity for over 100 years. Stations may be in very different sizes from really huge to smallest like which <text:s/>work as a 'run of the river' system which has a minimal impact on the local environment. </text:p>
      <text:p text:style-name="P11"><text:tab/>Wave power is next huge energy resource and many various devices <text:s/>have been constructed over the years to <text:s/>capture some of this. Tidal energy, sometimes named tidal power, is the power produced by capturing the energy enclosed in moving water in tides open ocean currents.</text:p>
      <text:p text:style-name="P11"><text:tab/>There are two types of tidal energy systems that can be used to extract energy, the moving water of rivers, tides and open ocean currents and potential energy from the difference in height <text:s/>between high and low tides. Their way is to use marine current turbines, which work like underwater wind turbines, utilize tidal currents rather of the winds. Each of two agricultural wastes or especially grown plants can be used as a biomass material to run modest power stations.</text:p>
      <text:p text:style-name="P11"><text:tab/>When plants grow they consume <text:s/>carbon dioxide (the primary gas guilty for climate change) which is then discharged when the plants are burnt. Using biomass does not add any extra carbon dioxide into the atmosphere. Especially grown 'energy crops' provide not only an environmentally <text:soft-page-break/>sound source of electricity, but also an significant new opportunity for farmers. </text:p>
      <text:p text:style-name="P11"><text:tab/>Landfill gas is produced when trash decomposes in the junkyard sites where our everyday waste is unloaded, it gives off methane gas. This gas can be captured and burnt in a gas turbine to produce electricity. Burning the gas <text:s/>gives off carbon dioxide but since methane, which is emitted from the landfill site, is in fact a much more powerful greenhouse gas it is preferred to burn it than to allow the methane to disappear into the atmosphere.</text:p>
      <text:p text:style-name="P7"><text:tab/>Geothermal energy comes from hot rocks deep underground. In some parts of the world steam comes to the surface and can be used to run steam turbines to produce electricity directly. In other places water can be pumped down and heated by the rocks to make steam. Geothermal energy can also be used to provide hot water and heating for buildings.<text:tab/></text:p>
      <text:p text:style-name="P26"><text:span text:style-name="T28"><text:tab/>It</text:span><text:span text:style-name="T18">’</text:span><text:span text:style-name="T28">s no secret that data centers expend huge amounts of energy. Between powering and cooling all the devices found in a data center, among other things servers, networking gear, and storage, a lot of electricity and money goes into managing our digital world. Which are the possibilities to make data centers less power hungry?One elementary solution is switching the type of power supply, can have powerful impacts on energy consumption during procedure. Company has to switch from alternative current (AC) power to direct current (DC) power. Another <text:s/>possibility is to change hard drives to <text:s/>flash memory in corporation cashing servers. One <text:s/>low-energy cooling concept <text:s/>uses cold air from the outside. </text:span></text:p>
      <text:p text:style-name="P26"><text:span text:style-name="T28"><text:tab/>One helpful method is to adopt universal open standards. There are a too much of schemes and standards in the ICT industry and this can make consumer` s lives painful. The diversity of standards also encourages excessive consumption of ICT goods. Regular updates of software that can</text:span><text:span text:style-name="T18">’</text:span><text:span text:style-name="T28">t run on older PCs is unsustainable. Unified accepted standards would decrease consumption and help to make the use of ICT applications easier for users. </text:span><text:span text:style-name="T31"><text:tab/></text:span></text:p>
      <text:p text:style-name="P26"><text:span text:style-name="T4"><text:tab/></text:span><text:span text:style-name="T28">ICT can be used at all levels, from the development <text:s/>of supply chains to the auditing of office systems such as air conditioning. <text:s/>Over 50% of the developed countries CO2 emissions come from the built environment. There is extensive potential to save materials through more rational process control. Industry should endorse a conversion not only from products to services but also to services that are progressively environmentally safe. In agriculture ICT embedding technology is being used to help to reduce waste, water, energy and chemicals.</text:span></text:p>
      <text:p text:style-name="P26"><text:span text:style-name="T31"><text:tab/></text:span><text:span text:style-name="T28">ICT could lead <text:s/>in a whole new way of exchanging goods and services. The world have already seen the possibilities of this with the outstanding success of eBay. In future we could<text:line-break/></text:span><text:soft-page-break/><text:span text:style-name="T28">see progressively more people sharing products directly, using ICT to communicate. Examples of this are peer - topeer music file sharing and The Freecycle Network. Freecycle s a nonprofit organization and it organizes a worldwide network of "gifting" groups to divert reusable goods from junkyard. The network administers a worldwide online registry, regulates the creation of local groups and forums for individuals and nonprofits to offer and receive free items for reuse or recycling and to promote a gift economy There are sustainability benefits in such actions like connecting an unifying people , more possibilities to recycle and reuse different products. There may be some shortcomings like more transportation of goods, ascending of packaging and may be also stimulation for more consumerism.</text:span></text:p>
      <text:p text:style-name="P6"><text:tab/><text:tab/></text:p>
      <text:p text:style-name="P6"><text:tab/><text:tab/>Sustainable and Ubiquitous Computing. </text:p>
      <text:p text:style-name="P26"><text:span text:style-name="T28"><text:tab/>How does the future look like? In 20 years computers will surely be much more capable than they are today perhaps by as much as a thousand times. We can also predict accelerated developments in a range of different areas of technology, from nano materials with new properties and new ways of generating and storing energy to artificial intelligence, robotics, genetics and medicine. Research and improvement <text:s/>activity is already focusing massively on these areas. What is much less sure is how technological improvements will be adapted into products and applications , and how people will want to benefit them. We will also see more pervasive computing. Myriad miniature computers with powerful processing capacity will be linked by mega-bandwidth wireless networks, ushering in the era of the </text:span><text:span text:style-name="T18">“</text:span><text:span text:style-name="T28">always on</text:span><text:span text:style-name="T18">”</text:span><text:span text:style-name="T28"> internet. This is already happening. <text:s/>Electronic travel card can talk to the ticket barrier on the bus and <text:s/>mobile phone have high-speed mobile broadband 4G LTE, motion sensors and mobile payment features. RFID chips are distributed and embedded in everything - our clothes, <text:s/>our pets, our groceries and <text:s/>under our skin. Companies and governments will receive fast, detailed feedback on many aspects of our lives. There are a lot of questions as to what pervasive computing will mean for personal privacy. Because of this, we will have to be wary not to aggravate the digital divide. This term refers to economic and social inequality with regard to access to, use of, or impact of information and communication technologies (ICT). It is unsure if the digital divide is simply a reinforcement of already existing patterns of social segregation. On a global scale, Over the next 10 years, much of internet` s growth will come from emerging nations like Brazilian, Indian and Chinese. In fact, there is not much potential for growth in North America, which is close to saturation point, with an internet penetration of over 80%. Africa has the lowest internet penetration of just under 10%, and is also likely to see the biggest growth. Asia has a penetration of around 25%, and will witness a strong growth as well, especially in countries like India, where the internet is all set to take off in a big way. <text:s/></text:span></text:p>
      <text:p text:style-name="P8"><text:soft-page-break/></text:p>
      <text:p text:style-name="P10"><text:tab/><text:tab/></text:p>
      <text:p text:style-name="P10"><text:tab/><text:tab/>Sustainable working. </text:p>
      <text:p text:style-name="P26"><text:span text:style-name="T28"><text:tab/>Information technologies can support us to work smarter. This <text:s/>means lesser wasted time and fewer wasted resources. ICT can help lessen energy and resource use, increase environmental productivity and lead to more productive ways of doing business. There is an tremendous shift taking place in the economy, from industrial production to service-based, knowledge demanding industries. As requirements for products and services has become unpredictable and <text:s/>markets have become global, the system of mass production has become too inflexible and pricey to sustain. <text:s/>Large companies have accepted new business models - usually subcontracting to small and medium-sized businesses. Their flexibility grants productivity gains for the large companies as well as for the economy as a whole. These </text:span><text:span text:style-name="T18">“</text:span><text:span text:style-name="T28">network organizations</text:span><text:span text:style-name="T18">”</text:span><text:span text:style-name="T28"> depend on a immense number of connections between smaller companies, where the relations can easily be broken and re-made in a precise period of time. </text:span></text:p>
      <text:p text:style-name="P26"><text:span text:style-name="T28"><text:tab/>Teleworking, sometimes called telecommuting, means working from home using modern technology to keep in touch with your business. Jobs can be positioned to places where it is more attractive, pleasant or cheaper to live.</text:span><text:span text:style-name="T31"> </text:span><text:span text:style-name="T28">Because of the Internet and the ability to communicate with the company network from anywhere in the world, many employees now work part time or full time from home. However, it has not become mainstream by any means. Most useful about teleworking is that It is estimated that the average person spends around 4 hours drive to work each week. That is a lot of time sitting in a car or train! <text:s/>Workers at home can use <text:s/>fast networks, real-time video feeds, email, instant messaging, secure connections and so on. But a survey by Telework Research Network marked that only 2.5% (3 million people) recognized home to be their main place of work (excluding self-employed or unpaid volunteers) and yet in a CBI survey in 2011 a total of 59% of employers offer teleworking as a choice - up from 13% in 2006. This all leads to more sustainable and greener working environment.<text:line-break/><text:tab/><text:line-break/><text:tab/><text:tab/></text:span><text:span text:style-name="T31">Sustainable Traveling.</text:span></text:p>
      <text:p text:style-name="P26"><text:span text:style-name="T31"><text:tab/></text:span><text:span text:style-name="T28">Will virtual traffic replace real traffic? ICT could help create more dynamic logistics and distribution systems. It could also give handicapped consumers easier access to goods and services. On the other hand, it might mean more delivery operations, more extended supply chains and longer carriage distances. By 2020 EU truck traffic is expected to increase by<text:line-break/></text:span><text:soft-page-break/><text:span text:style-name="T28">another 20%. Businesses and government are therefore increasingly looking into high-tech solutions for supply chain logistics and warehouse technologies. More commonly, e-commerce and travel might not undoubtedly result in lower consumer emissions. For example, despite customer visits to the shops may be decreased, the goods still have to be transported to the customer. What might once have been one shopping trip could be turned into tree independent deliveries. <text:line-break/><text:tab/>ICT can diminish the need to travel in the first place. As electronic communications improve, people will progressively be able to practice </text:span><text:span text:style-name="T18">‘</text:span><text:span text:style-name="T28">being there</text:span><text:span text:style-name="T18">’</text:span><text:span text:style-name="T28"> without having to maneuver. <text:line-break/><text:tab/>Telematics can link global positioning satellites (GPS) to traffic-flow systems. Benefits from telematics include increased productivity, consignments efficiency and enhanced customer service. It incorporates also vehicle, driver and cargo safety. A new technology known as Virtual Traffic Lights (VTL) was freshly suggested as a self-organizing new paradigm for traffic administration. This new technology benefits the vehicle to vehicle (V2V) communications as its premise. VTL can revolutionize traffic management in urban areas as it can essentially reduce drive time of urban workers, boost productivity, and lead to a greener environment. <text:s/>In a VTL environment, vehicles self-organize to resolve a leader which serves as a virtual traffic light to elect <text:s/>the right of way at that intersection, thus replacing the ongoing physical traffic lights. Effectuating VTL technology with partial penetration <text:s/>is an exceptional issue that needs to be addressed. The coexistence model <text:s/>is inspired by the High Occupancy Vehicle (HOV) lane paradigm whereby <text:s/>some lanes on a highway, for instance, are reserved for the exclusive use of vehicles carrying passengers. </text:span></text:p>
      <text:p text:style-name="P26"><text:span text:style-name="T28"><text:tab/>While trucks contribute more than three-quarters of inland transport, shipment by train have been estimated to be approximately three times as energy efficient as road transportation</text:span><text:span text:style-name="T31"> </text:span><text:span text:style-name="T28">. Progressive delivery schemes for long distances ( over ~500 kilometers) cut fuel use and greenhouse gas emissions by 65%, compared to truck transport. </text:span></text:p>
      <text:p text:style-name="P8"/>
      <text:p text:style-name="P10"><text:tab/><text:tab/>Conclusions.</text:p>
      <text:p text:style-name="P26"><text:span text:style-name="T31"><text:tab/></text:span><text:span text:style-name="T14">The ICT </text:span><text:span text:style-name="T36">industry</text:span><text:span text:style-name="T17"> </text:span><text:span text:style-name="T14"><text:s/>faces remarkably complicated sustainability challenges. However, as this paper demonstrates, there <text:s/>are also a number of opportunities to deal with them. If these are exploited adequately, the ICT sector will become more sustainable and can support other sectors, industries and basically the consumer to play their part. Evidently, how we use ICT is essential <text:s/>to the sustainability potential of ICT products and services. Evidentally, how we use ICT is essential <text:s/>to the sustainability potential of ICT products and services. The use of toxic materials <text:s/>during production of ICT products </text:span><text:soft-page-break/><text:span text:style-name="T14">must be decreased. But the problem remains if the lifetime of the products is so short like today – two years. ICT has the scope to commit to global economic growth via developing accessibility and lower pricing. However, this welfare will be of little effect if the challenges of improving working practices, use phases and processes are not take care of. Engaging with the consumer can be a sophisticated activity for businesses. <text:s/>This is also true of assimilate sustainable ICT solutions into business models. But both must be done if maximum benefit is to be realized. For every <text:s/>business <text:s/>in all regions and for every aspect of sustainable ICT, the ordinary level of maturity is small and substantial <text:s/>opportunity for progress remains. </text:span><text:span text:style-name="T20"><text:line-break/></text:span><text:span text:style-name="T32"><text:line-break/><text:tab/><text:tab/></text:span><text:span text:style-name="T15">References.</text:span></text:p>
      <text:p text:style-name="P9">1.Lorenz M. Hilty Information Technology and Sustainability Essays on the Relationship between ICT and Sustainable Development <text:s/>ISBN: 97838370197043</text:p>
      <text:p text:style-name="P13">2. Danziger, J. &amp; Andersen, K. (2002), “The impacts of information technology on public administration: an analysis of empirical research from the “golden age” of transformation”, International Journal of Public Administration. Vol. 25. Issue 5.</text:p>
      <text:p text:style-name="P13">3.United Nations Environment Programme. Millennium Ecosystem Assessment. Ecosystems and Human WellBeing: Synthesis. Washington, DC (2005): Island Press.</text:p>
      <text:p text:style-name="P13">4. Hilty, Lorenz; Page, Bernd (2015). Information technology and renewable energy — Modelling, simulation, decision support and environmental assessment. Environmental Impact Assessment Review, 52(1):1. DOI: 10.1016/j.eiar.2014.10.005 </text:p>
      <text:p text:style-name="P13">5. Breaking Barriers on Reuse of Digital Devices Ensuring Final Recycling David Franquesa, Leandro Navarro, David Lopez, Xavier Bustamante, Santiago Lamora ´Department of Computer Architecture<text:line-break/>Universitat Politecnica de Catalunya ` Barcelona, Spain </text:p>
      <text:p text:style-name="P13">6.UN study: Think upgrade before buying a new Pchttp://www.infoworld.com/article/2665619/computer-hardware/un-study—think-upgrade-before-buying-a-new-pc.html</text:p>
      <text:p text:style-name="P13">8. Hilty, Lorenz; Aebischer, Bernard (2015). ICT for sustainability: an emerging research feld. In:<text:line-break/>Hilty, Lorenz; Aebischer, Bernard. ICT Innovations for Sustainability. Cham: Springer, 3-36. DOI:<text:line-break/>10.1007/978-3-319-09228-7_1 </text:p>
      <text:p text:style-name="P13">9. Computers and the Environment: Understanding and Managing their Impacts R.Kuehr, E.Williams</text:p>
      <text:p text:style-name="P12"><text:soft-page-break/><text:span text:style-name="T33">10. A program of the Green Electronics Council. <text:s/></text:span><text:a xlink:type="simple" xlink:href="http://www.epeat.net/about-epeat/" text:style-name="Internet_20_link" text:visited-style-name="Visited_20_Internet_20_Link"><text:span text:style-name="T5">http://www.epeat.net/about-epeat/</text:span></text:a></text:p>
      <text:p text:style-name="P2"><text:span text:style-name="T33">11. Green Choices. Enviromental impacts. </text:span><text:a xlink:type="simple" xlink:href="http://www.greenchoices.org/green-living/waste-recycling/environmental-impacts" text:style-name="Internet_20_link" text:visited-style-name="Visited_20_Internet_20_Link"><text:span text:style-name="T5">http://www.greenchoices.org/green-living/waste-recycling/environmental-impacts</text:span></text:a><text:span text:style-name="T33">.</text:span></text:p>
      <text:p text:style-name="P2"><text:span text:style-name="T33">12. United nations. Department of Economics and Social Affairs. </text:span><text:a xlink:type="simple" xlink:href="http://www.un.org/en/development/desa/news/population/2015-report.html" text:style-name="Internet_20_link" text:visited-style-name="Visited_20_Internet_20_Link"><text:span text:style-name="T5">http://www.un.org/en/development/desa/news/population/2015-report.html</text:span></text:a></text:p>
      <text:p text:style-name="P2"><text:span text:style-name="T33">13. European Copper <text:s/>Istitute. <text:s/></text:span><text:a xlink:type="simple" xlink:href="http://copperalliance.eu/docs/default-source/resources/the-env-profile-of-copper-products_lifecycle.pdf?sfvrsn=2" text:style-name="Internet_20_link" text:visited-style-name="Visited_20_Internet_20_Link"><text:span text:style-name="T5">http://copperalliance.eu/docs/default-source/resources/the-env-profile-of-copper-products_lifecycle.pdf?sfvrsn=2</text:span></text:a></text:p>
      <text:p text:style-name="P2"><text:span text:style-name="T33">14. Green Electronics Council Announces the 2016 EPEAT Sustainable Purchasing Award Winners </text:span><text:a xlink:type="simple" xlink:href="http://www.businesswire.com/news/home/20160524005677/en/Green-Electronics-Council-Announces-2016-EPEAT-Sustainable" text:style-name="Internet_20_link" text:visited-style-name="Visited_20_Internet_20_Link"><text:span text:style-name="T5">http://www.businesswire.com/news/home/20160524005677/en/Green-Electronics-Council-Announces-2016-EPEAT-Sustainable</text:span></text:a><text:span text:style-name="T33"> <text:s/></text:span></text:p>
      <text:p text:style-name="P22"><text:span text:style-name="T41">15. U.S. Department of Commerce, National Telecommunications and Information Administration (NTIA). (1995).</text:span><text:span text:style-name="T42"> </text:span><text:span text:style-name="T41"> Falling through the net: A survey of the have nots in rural and urban America. Retrieved fromhttp://www.ntia.doc.gov/ntiahome/fallingthru.html. </text:span></text:p>
      <text:p text:style-name="P3">16 American Council for an Energy-Efficient Economy. How can the high-tech sector help the EU to achieve its goal of reducing energy consumption 20% by 2020? Washington, DC (2007): ACEEE <text:line-break/>17. Carnegie Mellon University Research Showcase @ CMU <text:s/>Accelerating the Adoption of Virtual Trafc Lights through Policy Decisions Wantanee Viriyasitavat Mahidol University Juan M. Roldan Carnegie Mellon University Ozan Tonguz Carnegie Mellon University, tonguz@ece.cmu.ed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ce style:name="Times New Roman2" svg:font-family="'Times New Roman'"/>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fo:font-family="Symbol"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B</meta:initial-creator>
    <meta:creation-date>2016-08-17T10:27:13.06</meta:creation-date>
    <dc:date>2017-04-06T19:08:55.952000000</dc:date>
    <meta:editing-duration>PT4H40M24S</meta:editing-duration>
    <meta:editing-cycles>23</meta:editing-cycles>
    <meta:generator>LibreOffice/5.2.6.2$Windows_x86 LibreOffice_project/a3100ed2409ebf1c212f5048fbe377c281438fdc</meta:generator>
    <meta:document-statistic meta:table-count="0" meta:image-count="0" meta:object-count="0" meta:page-count="14" meta:paragraph-count="80" meta:word-count="5275" meta:character-count="34508" meta:non-whitespace-character-count="29050"/>
  </office:meta>
</office:document-meta>
</file>